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Trebuchet M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Trebuchet MS" fo:font-size="16pt" style:text-underline-style="none"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Trebuchet MS" fo:font-size="16pt" style:text-underline-style="none" fo:font-weight="normal"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font-name="Trebuchet MS" fo:font-size="12pt" style:text-underline-style="none"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c <text:tab/><text:tab/><text:tab/><text:tab/><text:tab/><text:tab/><text:tab/> <text:s text:c="28"/>Tpe avec:Jules Escbach</text:p>
      <text:p text:style-name="P1">Cossiaux <text:s text:c="89"/>et Guillaume Dupuis</text:p>
      <text:p text:style-name="P1">1S5</text:p>
      <text:p text:style-name="P1">Synthèse</text:p>
      <text:p text:style-name="P2">Synthèse TPE</text:p>
      <text:p text:style-name="P2">Cryptographie</text:p>
      <text:p text:style-name="P2"/>
      <text:p text:style-name="P4"><text:tab/><text:tab/><text:span text:style-name="T1">Pourquoi ce thème ?</text:span></text:p>
      <text:p text:style-name="P3"/>
      <text:p text:style-name="P6">La cryptographie nous est venu en regardant un certain film, « Imitation Game », reprenant une histoire vrai, une histoire qui aurait pu changer la face du monde : La Deuxième Guerre Mondiale fait rage et la seule espoir de réussite est de casser une des plus brillantes machines de son époque : Enigma. En se penchant plus sur ce thème, nous avons trouver qu'elle est présente tout autour de nous : que se soit dans les cartes de crédit, les mots de passes, les messages de guerre, ou même lorsqu'on parle (ex. Verlan). On peut affirmer que le cryptographie est un projet plus que utile : elle est ancrée dans le temps, les premières traces de cryptographie étant celle de Jules César, et les techniques de cryptage infinies. Ce projet est donc assez diversifié et intéressant pour pouvoir travailler dessus et le retranscrire au jury.</text:p>
      <text:p text:style-name="P6"/>
      <text:p text:style-name="P6"><text:tab/><text:tab/><text:span text:style-name="T3">Comment les séances de TPE se sont passées ?</text:span></text:p>
      <text:p text:style-name="P6"><text:span text:style-name="T3"/></text:p>
      <text:p text:style-name="P6">Les séances sont passées très vite mais on a travaillé aussi en dehors des séances pour pouvoir avancer assez dessus et être sur de pouvoir faire tout ce que l'on avait choisi de faire. De mon côté, il y a eu beaucoup de modélisation 3D, avec l'un de nos professeurs de TPE s'occupant d'imprimer les pièces 3D, puis du travail manuelle, pour la machine Enigma, et j'ai aussi codé un peu en Python pour créer la cryptographie Vigenère, que mes camarades ont retranscrit en C++ pour pouvoir l'intégré à un programme comprenant la plupart de nos code. Lorsqu'on avait terminé de faire nos programmes, la partie manuelle, pour créer Enigma, a été un travail coordonné : chacun devait travaillé sur une partie qui aidé un autre, mais on peut appelé cela du travail à la chaîne, mais qu'on aimait faire. Nous avons fait les les câblages, les soudures ensembles et nous avons créer Enigma, la plus grosse partie de notre TPE, et les autres parties étant faites, cela clôture notre travail sur la cryptographie (mais des éléments reste à corrigés !).</text:p>
      <text:p text:style-name="P6"/>
      <text:p text:style-name="P6"><text:tab/><text:tab/><text:span text:style-name="T3">Qu'elle a été la plus grande difficulté du TPE ?</text:span></text:p>
      <text:p text:style-name="P6"><text:span text:style-name="T3"/></text:p>
      <text:p text:style-name="P6">Sans aucun doute la réalisation des rotors d'Enigma, permettant de coder une lettre à une autre. La difficulté dans cela a été les contacts qui ne se faisait pas, car nous avons choisi des les faire par roulement à billes, et par dessus cela, les billes qui ne tenait pas et se déplacer librement dans tout le rotor, ce qui était un problème. Après diverse pièces créer, nous avons trouvé une solution pour que les billes ne bougent plus : les billes sont coincées dans un des rotors en terme de translation, mais les rotations se faisait quand même pour le roulement a bille, et un autre type de rotor, qui lui ne faisait que toucher les billes de l'autre rotor. Pour ce qui est des contacts électriques, nous avons mis les rotors à la verticale, dévissé un peu certaines vis des rotors, et ajouté de la laine de fer, ce qui ajoute un effet ressort et conducteur au niveau de la bille.</text:p>
      <text:p text:style-name="P5"><text:soft-page-break/><text:tab/><text:tab/><text:span text:style-name="T2">Que vous apporté ce TPE ? </text:span></text:p>
      <text:p text:style-name="P5"><text:span text:style-name="T4"/></text:p>
      <text:p text:style-name="P5"><text:span text:style-name="T5">Elle m'a apporté beaucoup de chose. J'ai du savoir programmer, du travail manuelle et une connaissance des outils adéquats que je ne savais pas faire, et une certaine rigueur que je n'avais pas. J'ai appris beaucoup de chose, que je compte remettre sur la table pour les projets de Terminales.</text:span></text:p>
      <text:p text:style-name="P5"><text:span text:style-name="T5"/></text:p>
      <text:p text:style-name="P5"><text:span text:style-name="T5"><text:tab/><text:tab/></text:span><text:span text:style-name="T7">Conclusion ?</text:span></text:p>
      <text:p text:style-name="P5"><text:span text:style-name="T7"/></text:p>
      <text:p text:style-name="P6"><text:span text:style-name="T6">J'ai beaucoup aimé ce que l'on a fait, dans tout ce qu'on a fait. Ce TPE va m'être d'une grande utilité lors du projet de Terminales, et j'ai déjà quelques idées de ce que je voudrais f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ce JANETTI</meta:initial-creator>
    <meta:creation-date>2017-02-10T08:02:28.93</meta:creation-date>
    <meta:document-statistic meta:table-count="0" meta:image-count="0" meta:object-count="0" meta:page-count="2" meta:paragraph-count="16" meta:word-count="621" meta:character-count="3623"/>
    <dc:date>2017-02-10T09:13:06.73</dc:date>
    <dc:creator>Maurice JANETTI</dc:creator>
    <meta:editing-duration>PT5M54S</meta:editing-duration>
    <meta:editing-cycles>1</meta:editing-cycles>
    <meta:generator>OpenOffice/4.0.1$Win32 OpenOffice.org_project/401m5$Build-9714</meta:generator>
  </office:meta>
</office:document-meta>
</file>